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52d" officeooo:paragraph-rsid="0009b52d"/>
    </style:style>
    <style:style style:name="P2" style:family="paragraph" style:parent-style-name="Standard">
      <style:text-properties officeooo:rsid="0009ba50" officeooo:paragraph-rsid="0009ba50"/>
    </style:style>
    <style:style style:name="P3" style:family="paragraph" style:parent-style-name="Standard">
      <style:text-properties officeooo:rsid="000ce6aa" officeooo:paragraph-rsid="000ce6aa"/>
    </style:style>
    <style:style style:name="P4" style:family="paragraph" style:parent-style-name="Standard">
      <style:text-properties officeooo:paragraph-rsid="000ce6aa"/>
    </style:style>
    <style:style style:name="P5" style:family="paragraph" style:parent-style-name="Standard">
      <style:text-properties fo:color="#000000" loext:opacity="100%" style:text-underline-style="none" officeooo:rsid="000e9b8e" officeooo:paragraph-rsid="000e9b8e"/>
    </style:style>
    <style:style style:name="P6" style:family="paragraph" style:parent-style-name="Standard">
      <style:text-properties fo:color="#000000" loext:opacity="100%" style:text-underline-style="none" officeooo:rsid="00168a78" officeooo:paragraph-rsid="00168a78"/>
    </style:style>
    <style:style style:name="P7" style:family="paragraph" style:parent-style-name="Standard">
      <style:text-properties fo:color="#000000" loext:opacity="100%" style:text-underline-style="none" officeooo:rsid="00168a78" officeooo:paragraph-rsid="001fa003"/>
    </style:style>
    <style:style style:name="P8" style:family="paragraph" style:parent-style-name="Standard">
      <style:text-properties fo:color="#000000" loext:opacity="100%" style:text-underline-style="none" officeooo:rsid="001804f8" officeooo:paragraph-rsid="0019a1d0"/>
    </style:style>
    <style:style style:name="P9" style:family="paragraph" style:parent-style-name="Standard">
      <style:text-properties fo:color="#000000" loext:opacity="100%" style:text-underline-style="none" officeooo:rsid="001804f8" officeooo:paragraph-rsid="001e4c15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13" style:family="paragraph" style:parent-style-name="Standard">
      <style:text-properties fo:color="#2a00ff" loext:opacity="100%" style:font-name="Consolas" fo:font-size="10pt" officeooo:rsid="000e9b8e" officeooo:paragraph-rsid="000ce6aa" style:font-size-asian="10pt"/>
    </style:style>
    <style:style style:name="P14" style:family="paragraph" style:parent-style-name="Standard">
      <style:text-properties fo:color="#000000" loext:opacity="100%" style:font-name="Consolas" fo:font-size="10pt" officeooo:rsid="000e9b8e" officeooo:paragraph-rsid="000e9b8e" style:font-size-asian="10pt"/>
    </style:style>
    <style:style style:name="P15" style:family="paragraph" style:parent-style-name="Standard">
      <style:text-properties fo:color="#000000" loext:opacity="100%" style:font-name="Consolas" fo:font-size="10pt" style:text-underline-style="none" officeooo:rsid="000e9b8e" officeooo:paragraph-rsid="000e9b8e" style:font-size-asian="10pt"/>
    </style:style>
    <style:style style:name="P16" style:family="paragraph" style:parent-style-name="Standard">
      <style:text-properties fo:color="#000000" loext:opacity="100%" style:font-name="Consolas" fo:font-size="10pt" style:text-underline-style="none" officeooo:rsid="00100723" officeooo:paragraph-rsid="000e9b8e" style:font-size-asian="10pt"/>
    </style:style>
    <style:style style:name="P17" style:family="paragraph" style:parent-style-name="Standard">
      <style:text-properties fo:color="#000000" loext:opacity="100%" style:font-name="Consolas" fo:font-size="10pt" style:text-underline-style="none" officeooo:rsid="00168a78" officeooo:paragraph-rsid="00168a78" style:font-size-asian="10pt"/>
    </style:style>
    <style:style style:name="P18" style:family="paragraph" style:parent-style-name="Standard">
      <style:text-properties fo:color="#000000" loext:opacity="100%" style:font-name="Consolas" fo:font-size="10pt" style:text-underline-style="none" officeooo:rsid="001c1c51" officeooo:paragraph-rsid="0019a1d0" style:font-size-asian="10pt"/>
    </style:style>
    <style:style style:name="P19" style:family="paragraph" style:parent-style-name="Standard">
      <style:text-properties fo:color="#000000" loext:opacity="100%" style:font-name="Consolas" fo:font-size="10pt" style:text-underline-style="none" officeooo:rsid="001d0f8b" officeooo:paragraph-rsid="0019a1d0" style:font-size-asian="10pt"/>
    </style:style>
    <style:style style:name="P20" style:family="paragraph" style:parent-style-name="Standard">
      <style:text-properties fo:color="#000000" loext:opacity="100%" style:font-name="Consolas" fo:font-size="10pt" style:text-underline-style="none" officeooo:rsid="0010de13" officeooo:paragraph-rsid="000e9b8e" style:font-size-asian="10pt"/>
    </style:style>
    <style:style style:name="P21" style:family="paragraph" style:parent-style-name="Standard">
      <style:text-properties fo:color="#000000" loext:opacity="100%" style:text-underline-style="none" officeooo:rsid="001804f8" officeooo:paragraph-rsid="0019a1d0"/>
    </style:style>
    <style:style style:name="T1" style:family="text">
      <style:text-properties officeooo:rsid="0009ba50"/>
    </style:style>
    <style:style style:name="T2" style:family="text">
      <style:text-properties officeooo:rsid="000b8068"/>
    </style:style>
    <style:style style:name="T3" style:family="text">
      <style:text-properties officeooo:rsid="000ce6aa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2a00ff" loext:opacity="100%" style:font-name="Consolas" fo:font-size="10pt" style:font-size-asian="10pt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officeooo:rsid="000e9b8e" style:font-size-asian="10pt"/>
    </style:style>
    <style:style style:name="T8" style:family="text">
      <style:text-properties style:font-name="Consolas" fo:font-size="10pt" officeooo:rsid="00100723" style:font-size-asian="10pt"/>
    </style:style>
    <style:style style:name="T9" style:family="text">
      <style:text-properties style:font-name="Consolas" fo:font-size="10pt" officeooo:rsid="00101249" style:font-size-asian="10pt"/>
    </style:style>
    <style:style style:name="T10" style:family="text">
      <style:text-properties style:font-name="Consolas" fo:font-size="10pt" officeooo:rsid="0010de13" style:font-size-asian="10pt"/>
    </style:style>
    <style:style style:name="T11" style:family="text">
      <style:text-properties style:font-name="Consolas" fo:font-size="10pt" officeooo:rsid="0012466f" style:font-size-asian="10pt"/>
    </style:style>
    <style:style style:name="T12" style:family="text">
      <style:text-properties style:font-name="Consolas" fo:font-size="10pt" officeooo:rsid="001262fc" style:font-size-asian="10pt"/>
    </style:style>
    <style:style style:name="T13" style:family="text">
      <style:text-properties style:font-name="Consolas" fo:font-size="10pt" officeooo:rsid="0013ca65" style:font-size-asian="10pt"/>
    </style:style>
    <style:style style:name="T14" style:family="text">
      <style:text-properties style:font-name="Consolas" fo:font-size="10pt" officeooo:rsid="00144862" style:font-size-asian="10pt"/>
    </style:style>
    <style:style style:name="T15" style:family="text">
      <style:text-properties style:font-name="Consolas" fo:font-size="10pt" officeooo:rsid="0015d82a" style:font-size-asian="10pt"/>
    </style:style>
    <style:style style:name="T16" style:family="text">
      <style:text-properties style:font-name="Consolas" fo:font-size="10pt" officeooo:rsid="0019a1d0" style:font-size-asian="10pt"/>
    </style:style>
    <style:style style:name="T17" style:family="text">
      <style:text-properties style:font-name="Consolas" fo:font-size="10pt" officeooo:rsid="001acb4b" style:font-size-asian="10pt"/>
    </style:style>
    <style:style style:name="T18" style:family="text">
      <style:text-properties style:font-name="Consolas" fo:font-size="10pt" officeooo:rsid="001c1c51" style:font-size-asian="10pt"/>
    </style:style>
    <style:style style:name="T19" style:family="text">
      <style:text-properties style:font-name="Consolas" fo:font-size="10pt" officeooo:rsid="001d0f8b" style:font-size-asian="10pt"/>
    </style:style>
    <style:style style:name="T20" style:family="text">
      <style:text-properties style:font-name="Consolas" fo:font-size="10pt" officeooo:rsid="001e4c15" style:font-size-asian="10pt"/>
    </style:style>
    <style:style style:name="T21" style:family="text">
      <style:text-properties style:font-name="Consolas" fo:font-size="10pt" officeooo:rsid="001fa003" style:font-size-asian="10pt"/>
    </style:style>
    <style:style style:name="T22" style:family="text">
      <style:text-properties style:font-name="Consolas" fo:font-size="10pt" officeooo:rsid="00204093" style:font-size-asian="10pt"/>
    </style:style>
    <style:style style:name="T23" style:family="text">
      <style:text-properties style:font-name="Consolas" fo:font-size="10pt" officeooo:rsid="0021765b" style:font-size-asian="10pt"/>
    </style:style>
    <style:style style:name="T24" style:family="text">
      <style:text-properties style:font-name="Consolas" fo:font-size="10pt" officeooo:rsid="00233440" style:font-size-asian="10pt"/>
    </style:style>
    <style:style style:name="T25" style:family="text">
      <style:text-properties style:font-name="Consolas" fo:font-size="10pt" officeooo:rsid="002488c5" style:font-size-asian="10pt"/>
    </style:style>
    <style:style style:name="T26" style:family="text">
      <style:text-properties style:font-name="Consolas" fo:font-size="10pt" officeooo:rsid="00282b9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A LA HORA DE CREAR UN PROYECTO CON SPRING BOOT</text:p>
      <text:p text:style-name="P1"/>
      <text:p text:style-name="P1">1. <text:span text:style-name="T1">C</text:span>reo proyecto con las librerias que necesito, en este caso como va a ser un CRUD con MySql en Thymeleaf serían:</text:p>
      <text:p text:style-name="P1"><text:tab/>- MySql driver</text:p>
      <text:p text:style-name="P1"><text:tab/>- Spring web</text:p>
      <text:p text:style-name="P1"><text:tab/>- Thymeleaf</text:p>
      <text:p text:style-name="P1"><text:tab/>- Spring Data JPA</text:p>
      <text:p text:style-name="P1"><text:tab/>- Spring Boot DevTools</text:p>
      <text:p text:style-name="P2">2. <text:span text:style-name="T2">Me creo una base de datos en MySql.</text:span></text:p>
      <text:p text:style-name="P2"><text:tab/>- <text:span text:style-name="T2">create database (nombre que le quiera poner a la tabla).</text:span></text:p>
      <text:p text:style-name="P3">3. Creo las propiedades del servidor y de la conexión a la BBDD en el application properties.</text:p>
      <text:p text:style-name="P4"><text:span text:style-name="T3"><text:tab/>- <text:s/></text:span><text:span text:style-name="T4">spring.datasource.url=</text:span><text:span text:style-name="T5">jdbc:mysql://localhost:3306/db_crud</text:span></text:p>
      <text:p text:style-name="P10"><text:span text:style-name="T4"><text:tab/>- spring.datasource.username=</text:span><text:span text:style-name="T5">root</text:span></text:p>
      <text:p text:style-name="P10"><text:span text:style-name="T4"><text:tab/>- spring.datasource.password=</text:span><text:span text:style-name="T5">admin</text:span></text:p>
      <text:p text:style-name="P11"/>
      <text:p text:style-name="P12">#configuracion de hirbenate</text:p>
      <text:p text:style-name="P10"><text:span text:style-name="T4"><text:tab/>- spring.jpa.properties.hibernate.dialect=</text:span><text:span text:style-name="T5">org.hibernate.dialect.MySQL5Dialect</text:span></text:p>
      <text:p text:style-name="P12">#le digo que la primera operacion a la hora de enceder la aplicación va a ser la de crear</text:p>
      <text:p text:style-name="P10"><text:span text:style-name="T4"><text:tab/>- spring.jpa.hibernate.ddl-auto=</text:span><text:span text:style-name="T5">create</text:span></text:p>
      <text:p text:style-name="P11"/>
      <text:p text:style-name="P12">#para que se muestre las queries de SQL</text:p>
      <text:p text:style-name="P10"><text:span text:style-name="T4"><text:tab/>- spring.jpa.show-sql=</text:span><text:span text:style-name="T5">true</text:span></text:p>
      <text:p text:style-name="P10"><text:span text:style-name="T4"><text:tab/>- spring.jpa.properties.hibernate.format_sql=</text:span><text:span text:style-name="T5">true</text:span></text:p>
      <text:p text:style-name="P11"/>
      <text:p text:style-name="P12">#configuracion del puerto</text:p>
      <text:p text:style-name="P3"><text:span text:style-name="T4"><text:tab/>- server.port=</text:span><text:span text:style-name="T5">8090</text:span></text:p>
      <text:p text:style-name="P13"/>
      <text:p text:style-name="P14">3. Creo la clase Entidad (ENTITY)</text:p>
      <text:p text:style-name="P15"><text:tab/>- Creo la clase Estudiante</text:p>
      <text:p text:style-name="P16"><text:tab/><text:tab/>1. Anotacion de entidad (@Entity)</text:p>
      <text:p text:style-name="P5"><text:span text:style-name="T8"><text:tab/><text:tab/></text:span><text:span text:style-name="T9">2. Anotacion de la tabla con su nombre(@Table(name=”estudiantes”))</text:span></text:p>
      <text:p text:style-name="P5"><text:span text:style-name="T10"><text:tab/><text:tab/>3. Creo los atributos con sus anotaciones (@Id para la primary key, <text:tab/><text:tab/><text:tab/>@GenerateValue(strategy = generationType.IDENTITY), </text:span><text:span text:style-name="T11">para los siguientes <text:tab/><text:tab/>atributos les anoto @Column(name=”nombre”, </text:span><text:span text:style-name="T12">nullable = false, </text:span><text:span text:style-name="T13">length=50</text:span><text:span text:style-name="T11">), <text:tab/><text:tab/>el nombre de la columna,</text:span><text:span text:style-name="T12"> que no va a ser nulo ese campo </text:span><text:span text:style-name="T13">y una longitud de <text:tab/><text:tab/>50 caracteres max., </text:span><text:span text:style-name="T14">en el caso de que no quieras que el campo se repita <text:tab/><text:tab/>hay que poner unique=true</text:span><text:span text:style-name="T10">).</text:span></text:p>
      <text:p text:style-name="P5"><text:span text:style-name="T10"><text:tab/><text:tab/></text:span><text:span text:style-name="T14">4. Genero un constructor vacio.</text:span></text:p>
      <text:p text:style-name="P5"><text:span text:style-name="T14"><text:tab/><text:tab/></text:span><text:span text:style-name="T15">5. Genero un constructor con parámetros.</text:span></text:p>
      <text:p text:style-name="P6"><text:span text:style-name="T15"><text:tab/><text:tab/>6. </text:span><text:span text:style-name="T6">Genero los Getter y los Setter</text:span></text:p>
      <text:p text:style-name="P17"><text:tab/><text:tab/>7. Genero el hashCode() y el equals()</text:p>
      <text:p text:style-name="P17"><text:tab/><text:tab/>8. Genero el toString</text:p>
      <text:p text:style-name="P17"/>
      <text:p text:style-name="P7"><text:span text:style-name="T6"><text:tab/>- </text:span><text:span text:style-name="T7">Creo </text:span><text:span text:style-name="T21">un </text:span><text:span text:style-name="T22">EstudianteR</text:span><text:span text:style-name="T21">epositorio que extienda de JPARepository, lo anoto con <text:tab/>@Repository <text:tab/>aunque no es necesario</text:span></text:p>
      <text:p text:style-name="P8"><text:tab/>- <text:s/><text:span text:style-name="T7">Creo la</text:span><text:span text:style-name="T6">s</text:span><text:span text:style-name="T7"> </text:span><text:span text:style-name="T6">Interfaces:</text:span></text:p>
      <text:p text:style-name="P8"><text:span text:style-name="T16"><text:tab/><text:tab/>1. IEstudianteServicio, donde voy a declarar los m</text:span><text:span text:style-name="T17">é</text:span><text:span text:style-name="T16">todos a usar</text:span></text:p>
      <text:p text:style-name="P8"><text:span text:style-name="T16"><text:tab/><text:tab/><text:tab/>- </text:span><text:span text:style-name="T18">Listar todos los usuarios:</text:span></text:p>
      <text:p text:style-name="P18"><text:tab/><text:tab/><text:tab/><text:tab/>List&lt;Estudiante&gt; listarTodosLosEstudiantes();</text:p>
      <text:p text:style-name="P8"><text:span text:style-name="T18"><text:tab/><text:tab/><text:tab/>- </text:span><text:span text:style-name="T19">Ver los Estudiantes por Id.:</text:span></text:p>
      <text:p text:style-name="P19"><text:tab/><text:tab/><text:tab/><text:tab/>---------</text:p>
      <text:p text:style-name="P19"><text:tab/><text:tab/><text:tab/>- Nuevo Estudiante:</text:p>
      <text:p text:style-name="P19"><text:tab/><text:tab/><text:tab/><text:tab/>--------</text:p>
      <text:p text:style-name="P19"><text:tab/><text:tab/><text:tab/>- Modificar Estudiante:</text:p>
      <text:p text:style-name="P19"><text:tab/><text:tab/><text:tab/><text:tab/>----------</text:p>
      <text:p text:style-name="P19"><text:tab/><text:tab/><text:tab/>- Borrar Estudiante:</text:p>
      <text:p text:style-name="P19"><text:tab/><text:tab/><text:tab/><text:tab/>---------<text:tab/><text:tab/></text:p>
      <text:p text:style-name="P19"><text:soft-page-break/></text:p>
      <text:p text:style-name="P9"><text:span text:style-name="T16"><text:tab/>- </text:span><text:span text:style-name="T7">Creo la </text:span><text:span text:style-name="T18">clase EstudianteServicesImplementacion </text:span><text:span text:style-name="T20">que viene implementada de <text:s/><text:tab/><text:tab/></text:span><text:span text:style-name="T16">IestudianteServicio </text:span><text:span text:style-name="T20">he implemento los metodos que hay en la interfaz.</text:span></text:p>
      <text:p text:style-name="P8"><text:span text:style-name="T16"><text:tab/><text:tab/></text:span><text:span text:style-name="T18">1</text:span><text:span text:style-name="T16">. EstudianteServicio</text:span><text:span text:style-name="T18">Implementacion</text:span><text:span text:style-name="T16">, donde voy a implementar los m</text:span><text:span text:style-name="T17">é</text:span><text:span text:style-name="T16">todos <text:tab/><text:tab/>que he declaro en la IestudianteServicio, </text:span><text:span text:style-name="T23">esta clase la anoto con la <text:tab/><text:tab/><text:tab/>etiqueta @Service.</text:span></text:p>
      <text:p text:style-name="P8"><text:span text:style-name="T23"><text:tab/><text:tab/><text:tab/>- </text:span><text:span text:style-name="T24">etiqueto con @Autowired el objeto de la clase repositorio que he <text:tab/><text:tab/><text:tab/>instanciado.</text:span></text:p>
      <text:p text:style-name="P8"><text:span text:style-name="T24"><text:tab/><text:tab/><text:tab/>- </text:span><text:span text:style-name="T25">Implemento los diferentes metodos que tengo declarados en <text:tab/><text:tab/><text:tab/><text:tab/>IestudianteService con los métodos que me facilita Spring a través <text:tab/><text:tab/><text:tab/>de la interfaces EstudianteRepository.</text:span></text:p>
      <text:p text:style-name="P8"><text:span text:style-name="T25"/></text:p>
      <text:p text:style-name="P8"><text:span text:style-name="T25"/></text:p>
      <text:p text:style-name="P8"><text:span text:style-name="T25">- </text:span><text:span text:style-name="T26">PRUEBA GIT.</text:span></text:p>
      <text:p text:style-name="P20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9:10:07.299000000</meta:creation-date>
    <dc:date>2022-05-31T20:34:36.227000000</dc:date>
    <meta:editing-duration>PT1H15M15S</meta:editing-duration>
    <meta:editing-cycles>28</meta:editing-cycles>
    <meta:generator>LibreOffice/7.1.3.2$Windows_x86 LibreOffice_project/47f78053abe362b9384784d31a6e56f8511eb1c1</meta:generator>
    <meta:document-statistic meta:table-count="0" meta:image-count="0" meta:object-count="0" meta:page-count="2" meta:paragraph-count="51" meta:word-count="386" meta:character-count="2726" meta:non-whitespace-character-count="2272"/>
  </office:meta>
</office:document-meta>
</file>